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0dee4" style:font-weight-asian="bold" style:font-weight-complex="bold"/>
    </style:style>
    <style:style style:name="P2" style:family="paragraph" style:parent-style-name="Standard">
      <style:text-properties fo:font-weight="bold" officeooo:paragraph-rsid="0010dee4" style:font-weight-asian="bold" style:font-weight-complex="bold"/>
    </style:style>
    <style:style style:name="P3" style:family="paragraph" style:parent-style-name="Standard">
      <style:text-properties fo:font-weight="bold" officeooo:paragraph-rsid="00145e36" style:font-weight-asian="bold" style:font-weight-complex="bold"/>
    </style:style>
    <style:style style:name="P4" style:family="paragraph" style:parent-style-name="Standard">
      <style:text-properties fo:font-weight="bold" officeooo:paragraph-rsid="00165862" style:font-weight-asian="bold" style:font-weight-complex="bold"/>
    </style:style>
    <style:style style:name="P5" style:family="paragraph" style:parent-style-name="Standard">
      <style:text-properties fo:font-weight="bold" officeooo:paragraph-rsid="0018142c" style:font-weight-asian="bold" style:font-weight-complex="bold"/>
    </style:style>
    <style:style style:name="P6" style:family="paragraph" style:parent-style-name="Standard">
      <style:text-properties fo:font-weight="normal" officeooo:paragraph-rsid="0010dee4" style:font-weight-asian="normal" style:font-weight-complex="normal"/>
    </style:style>
    <style:style style:name="P7" style:family="paragraph" style:parent-style-name="Standard">
      <style:text-properties fo:font-weight="normal" officeooo:paragraph-rsid="0011f4f1" style:font-weight-asian="normal" style:font-weight-complex="normal"/>
    </style:style>
    <style:style style:name="P8" style:family="paragraph" style:parent-style-name="Standard">
      <style:text-properties fo:font-weight="normal" officeooo:paragraph-rsid="00131d6c" style:font-weight-asian="normal" style:font-weight-complex="normal"/>
    </style:style>
    <style:style style:name="P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paragraph-rsid="00165862" style:font-weight-asian="bold" style:font-weight-complex="bold"/>
    </style:style>
    <style:style style:name="T1" style:family="text">
      <style:text-properties officeooo:rsid="0011b09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1f4f1"/>
    </style:style>
    <style:style style:name="T4" style:family="text">
      <style:text-properties officeooo:rsid="0011f4f1"/>
    </style:style>
    <style:style style:name="T5" style:family="text">
      <style:text-properties style:text-position="super 58%" officeooo:rsid="0011f4f1"/>
    </style:style>
    <style:style style:name="T6" style:family="text">
      <style:text-properties style:text-position="super 58%" fo:font-weight="normal" officeooo:rsid="00165862" style:font-weight-asian="normal" style:font-weight-complex="normal"/>
    </style:style>
    <style:style style:name="T7" style:family="text">
      <style:text-properties style:text-position="super 58%" style:font-name="Liberation Serif1" fo:font-weight="normal" officeooo:rsid="00165862" style:font-weight-asian="normal" style:font-weight-complex="normal"/>
    </style:style>
    <style:style style:name="T8" style:family="text">
      <style:text-properties fo:font-weight="normal" officeooo:rsid="00145e36" style:font-weight-asian="normal" style:font-weight-complex="normal"/>
    </style:style>
    <style:style style:name="T9" style:family="text">
      <style:text-properties fo:font-weight="normal" officeooo:rsid="00165862" style:font-weight-asian="normal" style:font-weight-complex="normal"/>
    </style:style>
    <style:style style:name="T10" style:family="text">
      <style:text-properties officeooo:rsid="00131d6c"/>
    </style:style>
    <style:style style:name="T11" style:family="text">
      <style:text-properties style:font-name="Liberation Serif1" fo:font-weight="normal" officeooo:rsid="00145e36" style:font-weight-asian="normal" style:font-weight-complex="normal"/>
    </style:style>
    <style:style style:name="T12" style:family="text">
      <style:text-properties style:font-name="Liberation Serif1" fo:font-weight="normal" officeooo:rsid="00165862" style:font-weight-asian="normal" style:font-weight-complex="normal"/>
    </style:style>
    <style:style style:name="T13" style:family="text">
      <style:text-properties style:font-name="Liberation Serif1" fo:font-weight="normal" officeooo:rsid="0018142c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ie Diskrete Fouriertransformation (DFT) beschreibt die Abbildung des abgetasteten Signals f(n), n = 0, ..., N − 1 auf die komplexe Basis {b<text:span text:style-name="T2">u</text:span>(n) = exp − <text:span text:style-name="T1">(</text:span>i2πun/N<text:span text:style-name="T1">)</text:span> }, u = 0, ..., N − 1, i = √ −1. Sei N =2.</text:p>
      <text:p text:style-name="P1">a) Berechnen Sie die Basisfunktionen. Wie sieht die Basis-Wechsel-Matrix B aus? </text:p>
      <text:p text:style-name="P6"><text:tab/><text:span text:style-name="T4">b</text:span><text:span text:style-name="T3">0</text:span><text:span text:style-name="T4">(n) = <text:s/></text:span><text:span text:style-name="T4"><draw:frame draw:style-name="fr1" draw:name="Object1" text:anchor-type="as-char" svg:y="-0.2929in" svg:width="0.752in" svg:height="0.32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= e</text:span><text:span text:style-name="T5">0</text:span><text:span text:style-name="T4"> = <text:s/>1 </text:span></text:p>
      <text:p text:style-name="P7"><text:tab/><text:span text:style-name="T4">b</text:span><text:span text:style-name="T3">1</text:span><text:span text:style-name="T4">(n) = <text:s/></text:span><text:span text:style-name="T4"><draw:frame draw:style-name="fr1" draw:name="Object2" text:anchor-type="as-char" svg:y="-0.2929in" svg:width="0.7492in" svg:height="0.32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= </text:span><text:span text:style-name="T4"><draw:frame draw:style-name="fr1" draw:name="Object3" text:anchor-type="as-char" svg:y="-0.1693in" svg:width="0.5882in" svg:height="0.205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<text:line-break/></text:span></text:p>
      <text:p text:style-name="P8"><text:tab/><text:span text:style-name="T10">f(n) = b</text:span><text:span text:style-name="T3">0</text:span><text:span text:style-name="T4">(n) + b</text:span><text:span text:style-name="T3">1</text:span><text:span text:style-name="T4">(n) = 1 + </text:span><text:span text:style-name="T4"><draw:frame draw:style-name="fr1" draw:name="Object4" text:anchor-type="as-char" svg:y="-0.1693in" svg:width="0.5882in" svg:height="0.205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8"/>
      <text:p text:style-name="P8"><text:tab/><text:span text:style-name="T4">b</text:span><text:span text:style-name="T3">0</text:span><text:span text:style-name="T4">(0) = b</text:span><text:span text:style-name="T3">0</text:span><text:span text:style-name="T4">(1) = 1</text:span></text:p>
      <text:p text:style-name="P8"><text:tab/><text:span text:style-name="T4">b</text:span><text:span text:style-name="T3">1</text:span><text:span text:style-name="T4">(0) = 1</text:span></text:p>
      <text:p text:style-name="P8"><text:tab/><text:span text:style-name="T4">b</text:span><text:span text:style-name="T3">1</text:span><text:span text:style-name="T4">(1) = </text:span><text:span text:style-name="T4"><draw:frame draw:style-name="fr1" draw:name="Object5" text:anchor-type="as-char" svg:y="-0.1693in" svg:width="0.5047in" svg:height="0.205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= </text:span><text:span text:style-name="T4"><draw:frame draw:style-name="fr1" draw:name="Object6" text:anchor-type="as-char" svg:y="-0.172in" svg:width="0.3516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= -1</text:span></text:p>
      <text:p text:style-name="P8"/>
      <text:p text:style-name="P8"><text:tab/><text:span text:style-name="T10">B = ( 1 <text:s/>1 \\ 1 <text:s/>-1) </text:span></text:p>
      <text:p text:style-name="P8"/>
      <text:p text:style-name="P1">b) Berechnen Sie die DFT F(u) fur den Vektor ¨ f(n) = ( 1/8 , 1/4 ) T mittels der Abbildungsvorschrift F = Bf. </text:p>
      <text:p text:style-name="P3"><text:tab/><text:span text:style-name="T8">F(n) = B </text:span><text:span text:style-name="T11">·</text:span><text:span text:style-name="T8"> f(n)</text:span><text:span text:style-name="T11"> </text:span></text:p>
      <text:p text:style-name="P4"><text:span text:style-name="T11"><text:tab/></text:span><text:span text:style-name="T12">F(n) = ( 1 <text:s/>1 \\ 1 <text:s/>-1) </text:span><text:span text:style-name="T11">· </text:span><text:span text:style-name="T12">(1/8 <text:s/>1/4) = <text:s/>(3/8 <text:s/>-1/8)</text:span></text:p>
      <text:p text:style-name="P4"><text:span text:style-name="T12"/></text:p>
      <text:p text:style-name="P1">c) Geben Sie die Matrix fur die Inversion der DFT an und transformieren Sie ¨ F(u) in den Ortsraum!</text:p>
      <text:p text:style-name="P4"><text:span text:style-name="T12"><text:tab/></text:span></text:p>
      <text:p text:style-name="P4"><text:span text:style-name="T12"><text:tab/>1 <text:s/>1 <text:s/>| 1 <text:s/>0 </text:span></text:p>
      <text:p text:style-name="P9"><text:span text:style-name="T12"><text:tab/>1 -1 <text:s/>| 0 <text:s/>1 </text:span></text:p>
      <text:p text:style-name="P4"><text:span text:style-name="T12"><text:tab/>1 <text:s/>1 <text:s/>| 1 <text:s/>0</text:span></text:p>
      <text:p text:style-name="P9"><text:span text:style-name="T12"><text:tab/>0 -2 <text:s/>| -1 1 <text:s/></text:span><text:span text:style-name="T11">·</text:span><text:span text:style-name="T12">(-1/2)</text:span></text:p>
      <text:p text:style-name="P4"><text:span text:style-name="T12"><text:tab/>1 <text:s/>1 <text:s/>| 1 <text:s text:c="2"/>0</text:span></text:p>
      <text:p text:style-name="P9"><text:span text:style-name="T12"><text:tab/>0 <text:s/>1 <text:s/>| ½ -½ </text:span></text:p>
      <text:p text:style-name="P4"><text:span text:style-name="T12"><text:tab/>1 <text:s/>0 <text:s/>| ½ <text:s/>½</text:span></text:p>
      <text:p text:style-name="P4"><text:span text:style-name="T12"><text:tab/>0 <text:s/>1 <text:s/>| ½ -½ </text:span></text:p>
      <text:p text:style-name="P4"><text:span text:style-name="T12"/></text:p>
      <text:p text:style-name="P5"><text:span text:style-name="T12"><text:tab/>f(n) = B</text:span><text:span text:style-name="T7">-1</text:span><text:span text:style-name="T12"> </text:span><text:span text:style-name="T11">· </text:span><text:span text:style-name="T12">F(u) </text:span></text:p>
      <text:p text:style-name="P5"><text:span text:style-name="T12"><text:tab/></text:span><text:span text:style-name="T13">f(n) = ( ½ <text:s/>-½ \\ <text:s/></text:span><text:span text:style-name="T12">½ -½ </text:span><text:span text:style-name="T13">) </text:span><text:span text:style-name="T11">· </text:span><text:span text:style-name="T13">( 3/8 <text:s/>-1/8) = </text:span></text:p>
      <text:p text:style-name="P4"><text:span text:style-name="T12"/></text:p>
      <text:p text:style-name="P4"><text:span text:style-name="T12"/></text:p>
      <text:p text:style-name="P1">d) Stellen Sie f(n) und F(u) unter Verwendung der Basisvektoren des Orts- und Frequenzraums im Koordinatensystem graphisch dar!</text:p>
      <text:p text:style-name="P1"/>
      <text:p text:style-name="P1"/>
      <text:p text:style-name="P1">2. Erkl¨aren Sie, warum das L¨oschen der Phaseninformation vor der Rucktransformation ¨ die Bildinformation nach der Rucktransformation unkenntlich macht! ¨</text:p>
      <text:p text:style-name="P1"/>
      <text:p text:style-name="P1"/>
      <text:p text:style-name="P1">3. Vor der Rucktransformation wird die Frequenzraumrepr ¨ ¨asentation F eines 2–dimensionalen Bildes f wie folgt manipuliert: 1 a) F 0 (u, v) = 1 3 F(u, v), u, v = 0; 0, sonst. b) Zur Erzeugung von F 0 werden die Amplituden von F verdoppelt. c) F 0 (u, v) = 0, u, v = 0; F(u, v), sonst. Was bewirken diese Manipulationen, d.h. wie sieht das manipulierte Bild f 0 im Ortsraum aus?</text:p>
      <text:p text:style-name="P1"/>
      <text:p text:style-name="P1"><text:soft-page-break/></text:p>
      <text:p text:style-name="P1">4. Welche Faktoren bewirken das Entstehen von Ringing-Artefakten bei Anwendung von idealen Tiefpassfiltern? Wie kann man sie vermeiden?</text:p>
      <text:p text:style-name="P1"/>
      <text:p text:style-name="P1"/>
      <text:p text:style-name="P1">5. Zwei Butterworth-Filter sind gegeben als H1(u, v) = 1 1 + D(u,v) D0 2n , und H2(u, v) = 1 1 + D0 D(u,v) 2n , wobei D(u, v) der (euklidische) Abstand vom Punkt F(0, 0) der Fouriertransformierten F des Bildes f ist, D0 &gt; 0 ist die Grenzfrequenz und n ist die Ordnung. Welchen Filter nutzen Sie fur eine Hoch- bzw. eine Tiefpassfilterung und warum? ¨ Welchen Effekt hat eine Ver¨anderung der Parameter D0 und n auf das gefilterte Bild? Wozu k¨onnen diese Filter eingesetzt werden? Skizzieren Sie beide Fil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56:11.534603768</meta:creation-date>
    <meta:generator>LibreOffice/5.1.4.2$Linux_X86_64 LibreOffice_project/10m0$Build-2</meta:generator>
    <dc:date>2016-11-04T11:27:42.665257679</dc:date>
    <meta:editing-duration>PT18M31S</meta:editing-duration>
    <meta:editing-cycles>4</meta:editing-cycles>
    <meta:document-statistic meta:table-count="0" meta:image-count="0" meta:object-count="6" meta:page-count="2" meta:paragraph-count="29" meta:word-count="442" meta:character-count="2180" meta:non-whitespace-character-count="1703"/>
  </office:meta>
</office:document-meta>
</file>

<file path=Object 1/content.xml><?xml version="1.0" encoding="utf-8"?>
<math xmlns="http://www.w3.org/1998/Math/MathML" display="block">
  <semantics>
    <msup>
      <mi mathvariant="normal">e</mi>
      <mfrac>
        <mrow>
          <mo stretchy="false">−</mo>
          <mrow>
            <mrow>
              <msqrt>
                <mrow>
                  <mo stretchy="false">−</mo>
                  <mn>1</mn>
                </mrow>
              </msqrt>
              <mo stretchy="false">⋅</mo>
              <mn>2</mn>
            </mrow>
            <mrow>
              <mi mathvariant="normal">π</mi>
              <mo stretchy="false">⋅</mo>
              <mi>n</mi>
              <mo stretchy="false">⋅</mo>
              <mn>0</mn>
            </mrow>
          </mrow>
        </mrow>
        <mn>2</mn>
      </mfrac>
    </msup>
    <annotation encoding="StarMath 5.0">func e^{ -{ sqrt{-1}  cdot 2 %pi cdot n cdot 0 } over {2} } </annotation>
  </semantics>
</math>
</file>

<file path=Object 2/content.xml><?xml version="1.0" encoding="utf-8"?>
<math xmlns="http://www.w3.org/1998/Math/MathML" display="block">
  <semantics>
    <msup>
      <mi mathvariant="normal">e</mi>
      <mfrac>
        <mrow>
          <mo stretchy="false">−</mo>
          <mrow>
            <mrow>
              <msqrt>
                <mrow>
                  <mo stretchy="false">−</mo>
                  <mn>1</mn>
                </mrow>
              </msqrt>
              <mo stretchy="false">⋅</mo>
              <mn>2</mn>
            </mrow>
            <mrow>
              <mi mathvariant="normal">π</mi>
              <mo stretchy="false">⋅</mo>
              <mi>n</mi>
              <mo stretchy="false">⋅</mo>
              <mn>1</mn>
            </mrow>
          </mrow>
        </mrow>
        <mn>2</mn>
      </mfrac>
    </msup>
    <annotation encoding="StarMath 5.0">func e^{ -{ sqrt{-1}  cdot 2 %pi cdot n cdot 1 } over {2} } </annotation>
  </semantics>
</math>
</file>

<file path=Object 3/content.xml><?xml version="1.0" encoding="utf-8"?>
<math xmlns="http://www.w3.org/1998/Math/MathML" display="block">
  <semantics>
    <msup>
      <mi mathvariant="normal">e</mi>
      <mrow>
        <mrow>
          <mo stretchy="false">−</mo>
          <msqrt>
            <mrow>
              <mo stretchy="false">−</mo>
              <mn>1</mn>
            </mrow>
          </msqrt>
        </mrow>
        <mo stretchy="false">⋅</mo>
        <mi mathvariant="normal">π</mi>
        <mo stretchy="false">⋅</mo>
        <mi>n</mi>
      </mrow>
    </msup>
    <annotation encoding="StarMath 5.0">func e^{ - sqrt{-1} cdot %pi cdot n } </annotation>
  </semantics>
</math>
</file>

<file path=Object 4/content.xml><?xml version="1.0" encoding="utf-8"?>
<math xmlns="http://www.w3.org/1998/Math/MathML" display="block">
  <semantics>
    <msup>
      <mi mathvariant="normal">e</mi>
      <mrow>
        <mrow>
          <mo stretchy="false">−</mo>
          <msqrt>
            <mrow>
              <mo stretchy="false">−</mo>
              <mn>1</mn>
            </mrow>
          </msqrt>
        </mrow>
        <mo stretchy="false">⋅</mo>
        <mi mathvariant="normal">π</mi>
        <mo stretchy="false">⋅</mo>
        <mi>n</mi>
      </mrow>
    </msup>
    <annotation encoding="StarMath 5.0">func e^{ - sqrt{-1} cdot %pi cdot n } </annotation>
  </semantics>
</math>
</file>

<file path=Object 5/content.xml><?xml version="1.0" encoding="utf-8"?>
<math xmlns="http://www.w3.org/1998/Math/MathML" display="block">
  <semantics>
    <msup>
      <mi mathvariant="normal">e</mi>
      <mrow>
        <mrow>
          <mo stretchy="false">−</mo>
          <msqrt>
            <mrow>
              <mo stretchy="false">−</mo>
              <mn>1</mn>
            </mrow>
          </msqrt>
        </mrow>
        <mo stretchy="false">⋅</mo>
        <mi mathvariant="normal">π</mi>
      </mrow>
    </msup>
    <annotation encoding="StarMath 5.0">func e^{ - sqrt{-1} cdot %pi } </annotation>
  </semantics>
</math>
</file>

<file path=Object 6/content.xml><?xml version="1.0" encoding="utf-8"?>
<math xmlns="http://www.w3.org/1998/Math/MathML" display="block">
  <semantics>
    <msup>
      <mi mathvariant="normal">e</mi>
      <mrow>
        <mrow>
          <mo stretchy="false">−</mo>
          <mi>i</mi>
        </mrow>
        <mo stretchy="false">⋅</mo>
        <mi mathvariant="normal">π</mi>
      </mrow>
    </msup>
    <annotation encoding="StarMath 5.0">func e^{ -i cdot %pi } </annotation>
  </semantics>
</math>
</file>